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Sans1" svg:font-family="FreeSans" style:font-family-generic="swiss"/>
    <style:font-face style:name="FreeSans" svg:font-family="FreeSans" style:font-pitch="variable"/>
    <style:font-face style:name="Lohit Hindi" svg:font-family="'Lohit Hindi'" style:font-pitch="variable"/>
    <style:font-face style:name="Ubuntu1" svg:font-family="Ubuntu" style:font-pitch="variable"/>
    <style:font-face style:name="Ubuntu2" svg:font-family="Ubuntu" style:font-adornments="Italique" style:font-pitch="variable"/>
    <style:font-face style:name="Ubuntu" svg:font-family="Ubuntu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withoutfill">
      <style:graphic-properties draw:stroke="solid" svg:stroke-color="#006600" draw:fill="none" draw:textarea-vertical-align="middl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3cm" fo:min-width="18.671cm"/>
    </style:style>
    <style:style style:name="gr3" style:family="graphic" style:parent-style-name="objectwithoutfill">
      <style:graphic-properties draw:stroke="solid" svg:stroke-color="#000000" draw:fill="none" draw:textarea-vertical-align="middl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3cm" fo:min-width="9.972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3cm" fo:min-width="3.384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617cm" fo:min-width="32.455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3cm" fo:min-width="6.36cm"/>
    </style:style>
    <style:style style:name="gr8" style:family="graphic" style:parent-style-name="Default_5f_1">
      <style:graphic-properties draw:stroke="solid" draw:fill="none" draw:textarea-vertical-align="middle" draw:auto-grow-height="false" fo:min-height="49.228cm" fo:min-width="0.368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3cm" fo:min-width="25.775cm"/>
    </style:style>
    <style:style style:name="gr10" style:family="graphic">
      <style:graphic-properties draw:auto-grow-height="true" fo:min-height="4.555cm"/>
    </style:style>
    <style:style style:name="gr11" style:family="graphic" style:parent-style-name="Default_5f_1">
      <style:graphic-properties draw:stroke="solid" draw:textarea-horizontal-align="justify" draw:textarea-vertical-align="middle" draw:auto-grow-height="false" fo:min-height="2.15cm" fo:min-width="4.7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3cm" fo:min-width="4.163cm"/>
    </style:style>
    <style:style style:name="gr13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489cm" fo:min-width="10.351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color="#006600" fo:language="en" fo:country="CA"/>
    </style:style>
    <style:style style:name="P3" style:family="paragraph">
      <loext:graphic-properties draw:fill="none" draw:fill-color="#ffffff"/>
      <style:text-properties style:use-window-font-color="true" fo:language="en" fo:country="CA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language="en" fo:country="CA"/>
    </style:style>
    <style:style style:name="P6" style:family="paragraph">
      <style:paragraph-properties fo:text-align="center"/>
      <style:text-properties fo:language="en" fo:country="CA"/>
    </style:style>
    <style:style style:name="P7" style:family="paragraph">
      <loext:graphic-properties draw:fill="none"/>
      <style:text-properties fo:language="en" fo:country="CA"/>
    </style:style>
    <style:style style:name="T1" style:family="text">
      <style:text-properties fo:color="#006600" fo:language="en" fo:country="CA"/>
    </style:style>
    <style:style style:name="T2" style:family="text">
      <style:text-properties style:use-window-font-color="true" fo:language="en" fo:country="CA"/>
    </style:style>
    <style:style style:name="T3" style:family="text">
      <style:text-properties fo:language="en" fo:country="C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cm" svg:y1="1.6cm" svg:x2="55cm" svg:y2="1.8cm">
          <text:p/>
        </draw:line>
        <draw:frame draw:style-name="gr2" draw:text-style-name="P2" draw:layer="layout" svg:width="19.171cm" svg:height="1.123cm" svg:x="0.737cm" svg:y="0.2cm">
          <draw:text-box>
            <text:p><text:span text:style-name="T1">Big Challenge </text:span><text:span text:style-name="T1">– run through </text:span><text:span text:style-name="T1">Prepr from </text:span><text:span text:style-name="T1">day 1 to day </text:span><text:span text:style-name="T1">60</text:span></text:p>
          </draw:text-box>
        </draw:frame>
        <draw:line draw:style-name="gr3" draw:text-style-name="P1" draw:layer="layout" svg:x1="0.6cm" svg:y1="3.661cm" svg:x2="11.069cm" svg:y2="3.65cm">
          <text:p/>
        </draw:line>
        <draw:frame draw:style-name="gr4" draw:text-style-name="P3" draw:layer="layout" svg:width="10.472cm" svg:height="1.123cm" svg:x="0.838cm" svg:y="2.378cm">
          <draw:text-box>
            <text:p><text:span text:style-name="T2">Welcome </text:span><text:span text:style-name="T2">+ level-</text:span><text:span text:style-name="T2">set in </text:span><text:span text:style-name="T2">theory</text:span></text:p>
          </draw:text-box>
        </draw:frame>
        <draw:line draw:style-name="gr3" draw:text-style-name="P1" draw:layer="layout" svg:x1="6.7cm" svg:y1="5.462cm" svg:x2="11.2cm" svg:y2="5.462cm">
          <text:p/>
        </draw:line>
        <draw:frame draw:style-name="gr5" draw:text-style-name="P3" draw:layer="layout" svg:width="3.884cm" svg:height="1.123cm" svg:x="7.138cm" svg:y="4.179cm">
          <draw:text-box>
            <text:p><text:span text:style-name="T2">Tech intro</text:span></text:p>
          </draw:text-box>
        </draw:frame>
        <draw:line draw:style-name="gr3" draw:text-style-name="P1" draw:layer="layout" svg:x1="11cm" svg:y1="7.462cm" svg:x2="48.2cm" svg:y2="7.6cm">
          <text:p/>
        </draw:line>
        <draw:frame draw:style-name="gr6" draw:text-style-name="P3" draw:layer="layout" svg:width="32.955cm" svg:height="2.867cm" svg:x="11.238cm" svg:y="6.179cm">
          <draw:text-box>
            <text:p><text:span text:style-name="T2">ERP component (almost half of the course) + the topical modules</text:span></text:p>
            <text:p><text:span text:style-name="T2"/></text:p>
            <text:p><text:span text:style-name="T2">+ two days dedicated to work on the employer challenge project in class</text:span></text:p>
          </draw:text-box>
        </draw:frame>
        <draw:line draw:style-name="gr3" draw:text-style-name="P1" draw:layer="layout" svg:x1="48.8cm" svg:y1="9.4cm" svg:x2="56.2cm" svg:y2="9.4cm">
          <text:p/>
        </draw:line>
        <draw:frame draw:style-name="gr7" draw:text-style-name="P3" draw:layer="layout" svg:width="6.86cm" svg:height="1.123cm" svg:x="49.238cm" svg:y="8.08cm">
          <draw:text-box>
            <text:p><text:span text:style-name="T2">ICTC Employability</text:span></text:p>
          </draw:text-box>
        </draw:frame>
        <draw:custom-shape draw:style-name="gr8" draw:text-style-name="P4" draw:layer="layout" svg:width="2.4cm" svg:height="52.2cm" draw:transform="rotate (1.5707963267949) translate (4.4cm 12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26.275cm" svg:height="1.123cm" svg:x="17.537cm" svg:y="13.677cm">
          <draw:text-box>
            <text:p><text:span text:style-name="T2">Blending with coop, to promote a dialogue between employers and students</text:span></text:p>
          </draw:text-box>
        </draw:frame>
      </draw:page>
      <draw:page draw:name="page2" draw:style-name="dp2" draw:master-page-name="test2">
        <office:forms form:automatic-focus="false" form:apply-design-mode="false"/>
        <draw:frame draw:style-name="gr10" draw:text-style-name="P5" draw:layer="layout" svg:width="63.955cm" svg:height="4.555cm" svg:x="2.045cm" svg:y="0.3cm" presentation:class="title">
          <draw:text-box>
            <text:p><text:span text:style-name="T3">Student Perspective</text:span></text:p>
          </draw:text-box>
        </draw:frame>
        <draw:custom-shape draw:style-name="gr11" draw:text-style-name="P6" draw:layer="layout" svg:width="5.2cm" svg:height="2.4cm" svg:x="1.2cm" svg:y="8.2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4.663cm" svg:height="1.123cm" svg:x="1.337cm" svg:y="8.877cm">
          <draw:text-box>
            <text:p><text:span text:style-name="T2">Registration</text:span></text:p>
          </draw:text-box>
        </draw:frame>
        <draw:line draw:style-name="gr13" draw:text-style-name="P7" draw:layer="layout" svg:x1="3.4cm" svg:y1="12cm" svg:x2="3.4cm" svg:y2="15.8cm">
          <text:p/>
        </draw:line>
        <draw:frame draw:style-name="gr14" draw:text-style-name="P3" draw:layer="layout" svg:width="10.851cm" svg:height="3.739cm" svg:x="0.538cm" svg:y="16.378cm">
          <draw:text-box>
            <text:list text:style-name="L1">
              <text:list-item>
                <text:p><text:span text:style-name="T2">Education Background</text:span></text:p>
              </text:list-item>
              <text:list-item>
                <text:p><text:span text:style-name="T2">Business Background</text:span></text:p>
              </text:list-item>
              <text:list-item>
                <text:p><text:span text:style-name="T2">Expectation going</text:span><text:span text:style-name="T2"><text:line-break/></text:span><text:span text:style-name="T2">into the course (e.g. project?)</text:span></text:p>
              </text:list-item>
            </text:list>
          </draw:text-box>
        </draw:frame>
        <draw:line draw:style-name="gr1" draw:text-style-name="P1" draw:layer="layout" svg:x1="9cm" svg:y1="8.6cm" svg:x2="63.6cm" svg:y2="8.8cm">
          <text:p/>
        </draw:line>
        <draw:frame draw:style-name="gr2" draw:text-style-name="P2" draw:layer="layout" svg:width="19.171cm" svg:height="1.123cm" svg:x="9.337cm" svg:y="7.2cm">
          <draw:text-box>
            <text:p><text:span text:style-name="T1">Big Challenge – run through Prepr from day 1 to day 60</text:span></text:p>
          </draw:text-box>
        </draw:frame>
        <draw:line draw:style-name="gr3" draw:text-style-name="P1" draw:layer="layout" svg:x1="9.2cm" svg:y1="10.661cm" svg:x2="19.6cm" svg:y2="10.8cm">
          <text:p/>
        </draw:line>
        <draw:frame draw:style-name="gr4" draw:text-style-name="P3" draw:layer="layout" svg:width="10.472cm" svg:height="1.123cm" svg:x="9.438cm" svg:y="9.378cm">
          <draw:text-box>
            <text:p><text:span text:style-name="T2">Welcome + level-set in theory</text:span></text:p>
          </draw:text-box>
        </draw:frame>
        <draw:line draw:style-name="gr3" draw:text-style-name="P1" draw:layer="layout" svg:x1="15.3cm" svg:y1="12.462cm" svg:x2="19.8cm" svg:y2="12.462cm">
          <text:p/>
        </draw:line>
        <draw:frame draw:style-name="gr5" draw:text-style-name="P3" draw:layer="layout" svg:width="3.884cm" svg:height="1.123cm" svg:x="15.738cm" svg:y="11.179cm">
          <draw:text-box>
            <text:p><text:span text:style-name="T2">Tech intro</text:span></text:p>
          </draw:text-box>
        </draw:frame>
        <draw:line draw:style-name="gr3" draw:text-style-name="P1" draw:layer="layout" svg:x1="19.6cm" svg:y1="14.462cm" svg:x2="56.8cm" svg:y2="14.6cm">
          <text:p/>
        </draw:line>
        <draw:frame draw:style-name="gr6" draw:text-style-name="P3" draw:layer="layout" svg:width="32.955cm" svg:height="2.867cm" svg:x="19.838cm" svg:y="13.179cm">
          <draw:text-box>
            <text:p><text:span text:style-name="T2">ERP component (almost half of the course, spread out a bit, to leave place to the small modules)</text:span></text:p>
            <text:p><text:span text:style-name="T2"/></text:p>
            <text:p><text:span text:style-name="T2">This includes two days dedicated to work on the big challenge project under SFL supervision.</text:span></text:p>
          </draw:text-box>
        </draw:frame>
        <draw:line draw:style-name="gr3" draw:text-style-name="P1" draw:layer="layout" svg:x1="57.4cm" svg:y1="16.4cm" svg:x2="64.8cm" svg:y2="16.4cm">
          <text:p/>
        </draw:line>
        <draw:frame draw:style-name="gr7" draw:text-style-name="P3" draw:layer="layout" svg:width="6.86cm" svg:height="1.123cm" svg:x="57.838cm" svg:y="15.08cm">
          <draw:text-box>
            <text:p><text:span text:style-name="T2">ICTC Employability</text:span></text:p>
          </draw:text-box>
        </draw:frame>
        <draw:custom-shape draw:style-name="gr8" draw:text-style-name="P4" draw:layer="layout" svg:width="2.4cm" svg:height="52.2cm" draw:transform="rotate (1.5707963267949) translate (13cm 19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26.275cm" svg:height="1.123cm" svg:x="26.137cm" svg:y="20.677cm">
          <draw:text-box>
            <text:p><text:span text:style-name="T2">Blending with coop, to promote a dialogue between employers and stud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FreeSans1" svg:font-family="FreeSans" style:font-family-generic="swiss"/>
    <style:font-face style:name="FreeSans" svg:font-family="FreeSans" style:font-pitch="variable"/>
    <style:font-face style:name="Lohit Hindi" svg:font-family="'Lohit Hindi'" style:font-pitch="variable"/>
    <style:font-face style:name="Ubuntu1" svg:font-family="Ubuntu" style:font-pitch="variable"/>
    <style:font-face style:name="Ubuntu2" svg:font-family="Ubuntu" style:font-adornments="Italique" style:font-pitch="variable"/>
    <style:font-face style:name="Ubuntu" svg:font-family="Ubuntu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5.55cm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Ubuntu2" fo:font-family="Ubuntu" style:font-style-name="Italique" style:font-pitch="variable" fo:font-size="22pt" fo:letter-spacing="normal" fo:language="fr" fo:country="CA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Hindi2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57cm" fo:page-height="1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style:repeat="stretch"/>
    </style:style>
    <style:style style:name="Mgr1" style:family="graphic">
      <style:graphic-properties draw:auto-grow-height="false" fo:min-height="6.362cm"/>
    </style:style>
    <style:style style:name="Mgr2" style:family="graphic">
      <style:graphic-properties draw:stroke="none" draw:fill="none" draw:fill-color="#ffffff" draw:auto-grow-height="false" fo:min-height="2.628cm"/>
    </style:style>
    <style:style style:name="Mgr3" style:family="graphic">
      <style:graphic-properties draw:stroke="solid" svg:stroke-width="0.035cm" svg:stroke-color="#e6e6e6" draw:fill="none" draw:textarea-vertical-align="middle" fo:padding-top="0.142cm" fo:padding-bottom="0.142cm" fo:padding-left="0.267cm" fo:padding-right="0.267cm"/>
    </style:style>
    <style:style style:name="Mgr4" style:family="graphic" style:parent-style-name="objectwithoutfill">
      <style:graphic-properties draw:stroke="solid" svg:stroke-width="0.035cm" svg:stroke-color="#e6e6e6" draw:marker-start-width="0.2cm" draw:marker-end-width="0.2cm" draw:fill="none" draw:textarea-vertical-align="middle" fo:padding-top="0.142cm" fo:padding-bottom="0.142cm" fo:padding-left="0.267cm" fo:padding-right="0.267cm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color="#b3b3b3"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est2" style:page-layout-name="PM0" draw:style-name="Mdp2">
      <draw:frame draw:style-name="Mgr1" draw:layer="backgroundobjects" svg:width="63.955cm" svg:height="4.555cm" svg:x="2.045cm" svg:y="0.3cm" presentation:class="title">
        <draw:text-box>
          <text:p>Cliquez pour éditer le format du texte-titre</text:p>
        </draw:text-box>
      </draw:frame>
      <draw:frame draw:style-name="Mgr2" draw:text-style-name="MP2" draw:layer="backgroundobjects" svg:width="21.47cm" svg:height="2.627cm" svg:x="2.009cm" svg:y="36.803cm" presentation:class="footer">
        <draw:text-box>
          <text:p text:style-name="MP1"><text:span text:style-name="MT1"><presentation:footer/></text:span><text:span text:style-name="MT1"> <text:s/>| <text:s/></text:span><text:span text:style-name="MT1"><text:author-name text:fixed="false">Marc Lijour</text:author-name></text:span></text:p>
        </draw:text-box>
      </draw:frame>
      <draw:frame draw:style-name="Mgr2" draw:text-style-name="MP4" draw:layer="backgroundobjects" svg:width="15.78cm" svg:height="2.627cm" svg:x="50.188cm" svg:y="36.773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5" draw:layer="backgroundobjects" svg:x1="1.942cm" svg:y1="36.049cm" svg:x2="65.918cm" svg:y2="36.049cm">
        <text:p/>
      </draw:line>
      <draw:line draw:style-name="Mgr4" draw:text-style-name="MP5" draw:layer="backgroundobjects" svg:x1="31.954cm" svg:y1="3.991cm" svg:x2="35.944cm" svg:y2="3.991cm">
        <text:p/>
      </draw:lin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7-01-17T10:24:07.159245978</meta:creation-date>
    <dc:date>2017-01-17T10:29:00.536258359</dc:date>
    <dc:creator>Marc Lijour</dc:creator>
    <meta:editing-duration>PT4M53S</meta:editing-duration>
    <meta:editing-cycles>1</meta:editing-cycles>
    <meta:document-statistic meta:object-count="34"/>
    <meta:generator>LibreOffice/5.2.4.2$Linux_X86_64 LibreOffice_project/20m0$Build-2</meta:generator>
  </office:meta>
</office:document-meta>
</file>